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font-size="18pt" fo:letter-spacing="normal" fo:font-style="normal" fo:font-weight="normal" style:font-size-asian="18pt" style:font-style-asian="normal" style:font-weight-asian="normal" style:font-size-complex="18pt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86b0" officeooo:paragraph-rsid="001c86b0" style:font-style-asian="normal" style:font-weight-asian="normal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font-style="normal" fo:font-weight="normal" officeooo:rsid="001cd7ed" officeooo:paragraph-rsid="001cd7ed" style:font-style-asian="normal" style:font-weight-asian="normal"/>
    </style:style>
    <style:style style:name="T1" style:family="text">
      <style:text-properties fo:font-variant="normal" fo:text-transform="none" fo:color="#000000" loext:opacity="100%" fo:letter-spacing="normal" fo:font-style="normal" fo:font-weight="normal" style:font-style-asian="normal" style:font-weight-asian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16f6f3" style:font-style-asian="normal" style:font-weight-asian="normal"/>
    </style:style>
    <style:style style:name="T3" style:family="text">
      <style:text-properties officeooo:rsid="001a08fa"/>
    </style:style>
    <style:style style:name="T4" style:family="text">
      <style:text-properties officeooo:rsid="001b024d"/>
    </style:style>
    <style:style style:name="T5" style:family="text">
      <style:text-properties officeooo:rsid="001cd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he People’s Assembly, convening on the <text:span text:style-name="T3">31st</text:span> of <text:span text:style-name="T4">May</text:span> 202<text:span text:style-name="T4">2</text:span> under the <text:span text:style-name="T4">16th</text:span> PA Meeting.</text:p>
      <text:p text:style-name="P1"/>
      <text:p text:style-name="P1">The Assembly, recognising the current situation,</text:p>
      <text:p text:style-name="P1"/>
      <text:p text:style-name="P4">Constitutes the need to <text:span text:style-name="T5">shuffle the CotS and ACoCotS as follows:</text:span></text:p>
      <text:p text:style-name="P5">1. Emeralda_axe7 is to be removed from the CotS and moved to the AcoCotS.</text:p>
      <text:p text:style-name="P5">2. To make _yoran_ SoH and move ChairmanSteven to the AcoCotS.</text:p>
      <text:p text:style-name="P1"/>
      <text:p text:style-name="P1">And proceeds.</text:p>
      <text:p text:style-name="P1"/>
      <text:p text:style-name="P1">Signed by,</text:p>
      <text:p text:style-name="P1">_<text:span text:style-name="T4">yoran_</text:span></text:p>
      <text:p text:style-name="P1"/>
      <text:p text:style-name="P1"/>
      <text:p text:style-name="P1"/>
      <text:p text:style-name="Standard"><text:span text:style-name="T1">[</text:span><text:span text:style-name="T2">Motion 16-3: The member shuffle between CotS and ACoCotS</text:span><text:span text:style-name="T1">]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01T08:34:32.004720997</dc:date>
    <meta:editing-duration>PT5M44S</meta:editing-duration>
    <meta:editing-cycles>8</meta:editing-cycles>
    <meta:generator>LibreOffice/7.3.3.2$Linux_X86_64 LibreOffice_project/4985bca6212b77bf8c7a86bceeb2084ec86f4b6b</meta:generator>
    <meta:document-statistic meta:table-count="0" meta:image-count="0" meta:object-count="0" meta:page-count="1" meta:paragraph-count="9" meta:word-count="71" meta:character-count="418" meta:non-whitespace-character-count="356"/>
  </office:meta>
</office:document-meta>
</file>